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666666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2.192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svg:stroke-color="#000000" draw:marker-start-width="0.2cm" draw:marker-end-width="0.2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gr17" style:family="graphic" style:parent-style-name="objectwithoutfill">
      <style:graphic-properties svg:stroke-width="0.051cm" svg:stroke-color="#666666" draw:fill="none" draw:fill-color="#ff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fo:min-height="0.88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2pt" style:font-size-asian="12pt" style:font-size-complex="12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694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ECTOR CLAIM MAP AND DETAILS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T4-700/1NE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<text:s text:c="2"/></text:span><text:span text:style-name="T6">/ <text:s/>/</text:span></text:p>
          </draw:text-box>
        </draw:frame>
        <draw:g>
          <draw:g>
            <draw:custom-shape draw:style-name="gr7" draw:text-style-name="P2" draw:layer="layout" svg:width="12.052cm" svg:height="12.036cm" svg:x="1.552cm" svg:y="2.9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2" draw:layer="layout" svg:x1="2.648cm" svg:y1="2.942cm" svg:x2="2.648cm" svg:y2="14.978cm">
              <text:p/>
            </draw:line>
            <draw:line draw:style-name="gr8" draw:text-style-name="P2" draw:layer="layout" svg:x1="3.743cm" svg:y1="2.942cm" svg:x2="3.743cm" svg:y2="14.978cm">
              <text:p/>
            </draw:line>
            <draw:line draw:style-name="gr8" draw:text-style-name="P2" draw:layer="layout" svg:x1="4.839cm" svg:y1="2.942cm" svg:x2="4.839cm" svg:y2="14.978cm">
              <text:p/>
            </draw:line>
            <draw:line draw:style-name="gr8" draw:text-style-name="P2" draw:layer="layout" svg:x1="5.935cm" svg:y1="2.942cm" svg:x2="5.935cm" svg:y2="14.978cm">
              <text:p/>
            </draw:line>
            <draw:line draw:style-name="gr8" draw:text-style-name="P2" draw:layer="layout" svg:x1="7.03cm" svg:y1="2.942cm" svg:x2="7.03cm" svg:y2="14.978cm">
              <text:p/>
            </draw:line>
            <draw:line draw:style-name="gr8" draw:text-style-name="P2" draw:layer="layout" svg:x1="8.126cm" svg:y1="2.942cm" svg:x2="8.126cm" svg:y2="14.978cm">
              <text:p/>
            </draw:line>
            <draw:line draw:style-name="gr8" draw:text-style-name="P2" draw:layer="layout" svg:x1="9.222cm" svg:y1="2.942cm" svg:x2="9.222cm" svg:y2="14.978cm">
              <text:p/>
            </draw:line>
            <draw:line draw:style-name="gr8" draw:text-style-name="P2" draw:layer="layout" svg:x1="10.317cm" svg:y1="2.942cm" svg:x2="10.317cm" svg:y2="14.978cm">
              <text:p/>
            </draw:line>
            <draw:line draw:style-name="gr8" draw:text-style-name="P2" draw:layer="layout" svg:x1="11.413cm" svg:y1="2.942cm" svg:x2="11.413cm" svg:y2="14.978cm">
              <text:p/>
            </draw:line>
            <draw:line draw:style-name="gr8" draw:text-style-name="P2" draw:layer="layout" svg:x1="12.509cm" svg:y1="2.942cm" svg:x2="12.509cm" svg:y2="14.978cm">
              <text:p/>
            </draw:line>
            <draw:line draw:style-name="gr8" draw:text-style-name="P2" draw:layer="layout" svg:x1="13.617cm" svg:y1="4.086cm" svg:x2="1.564cm" svg:y2="4.086cm">
              <text:p/>
            </draw:line>
            <draw:line draw:style-name="gr8" draw:text-style-name="P2" draw:layer="layout" svg:x1="13.617cm" svg:y1="5.18cm" svg:x2="1.564cm" svg:y2="5.18cm">
              <text:p/>
            </draw:line>
            <draw:line draw:style-name="gr8" draw:text-style-name="P2" draw:layer="layout" svg:x1="13.617cm" svg:y1="6.274cm" svg:x2="1.564cm" svg:y2="6.274cm">
              <text:p/>
            </draw:line>
            <draw:line draw:style-name="gr8" draw:text-style-name="P2" draw:layer="layout" svg:x1="13.617cm" svg:y1="7.368cm" svg:x2="1.564cm" svg:y2="7.368cm">
              <text:p/>
            </draw:line>
            <draw:line draw:style-name="gr8" draw:text-style-name="P2" draw:layer="layout" svg:x1="13.617cm" svg:y1="8.463cm" svg:x2="1.564cm" svg:y2="8.463cm">
              <text:p/>
            </draw:line>
            <draw:line draw:style-name="gr8" draw:text-style-name="P2" draw:layer="layout" svg:x1="13.617cm" svg:y1="9.557cm" svg:x2="1.564cm" svg:y2="9.557cm">
              <text:p/>
            </draw:line>
            <draw:line draw:style-name="gr8" draw:text-style-name="P2" draw:layer="layout" svg:x1="13.617cm" svg:y1="10.651cm" svg:x2="1.564cm" svg:y2="10.651cm">
              <text:p/>
            </draw:line>
            <draw:line draw:style-name="gr8" draw:text-style-name="P2" draw:layer="layout" svg:x1="13.617cm" svg:y1="11.745cm" svg:x2="1.564cm" svg:y2="11.745cm">
              <text:p/>
            </draw:line>
            <draw:line draw:style-name="gr8" draw:text-style-name="P2" draw:layer="layout" svg:x1="13.617cm" svg:y1="12.839cm" svg:x2="1.564cm" svg:y2="12.839cm">
              <text:p/>
            </draw:line>
            <draw:line draw:style-name="gr8" draw:text-style-name="P2" draw:layer="layout" svg:x1="13.617cm" svg:y1="13.934cm" svg:x2="1.564cm" svg:y2="13.934cm">
              <text:p/>
            </draw:line>
          </draw:g>
          <draw:frame draw:style-name="gr9" draw:text-style-name="P2" draw:layer="layout" svg:width="1.143cm" svg:height="12.442cm" svg:x="0.746cm" svg:y="2.905cm">
            <draw:text-box>
              <text:p text:style-name="P2"/>
              <text:p text:style-name="P2"/>
              <text:p text:style-name="P2"/>
              <text:p text:style-name="P2"/>
              <text:p text:style-name="P2">10</text:p>
              <text:p text:style-name="P2"/>
              <text:p text:style-name="P2"/>
              <text:p text:style-name="P2"/>
              <text:p text:style-name="P2"/>
              <text:p text:style-name="P2">9</text:p>
              <text:p text:style-name="P2"/>
              <text:p text:style-name="P2"/>
              <text:p text:style-name="P2"/>
              <text:p text:style-name="P2"/>
              <text:p text:style-name="P2">8</text:p>
              <text:p text:style-name="P2"/>
              <text:p text:style-name="P2"/>
              <text:p text:style-name="P2"/>
              <text:p text:style-name="P2"/>
              <text:p text:style-name="P2">7</text:p>
              <text:p text:style-name="P2"/>
              <text:p text:style-name="P2"/>
              <text:p text:style-name="P2"/>
              <text:p text:style-name="P2"/>
              <text:p text:style-name="P2">6</text:p>
              <text:p text:style-name="P2"/>
              <text:p text:style-name="P2"/>
              <text:p text:style-name="P2"/>
              <text:p text:style-name="P2"/>
              <text:p text:style-name="P2">5</text:p>
              <text:p text:style-name="P2"/>
              <text:p text:style-name="P2"/>
              <text:p text:style-name="P2"/>
              <text:p text:style-name="P2"/>
              <text:p text:style-name="P2">4</text:p>
              <text:p text:style-name="P2"/>
              <text:p text:style-name="P2"/>
              <text:p text:style-name="P2"/>
              <text:p text:style-name="P2"/>
              <text:p text:style-name="P2">3</text:p>
              <text:p text:style-name="P2"/>
              <text:p text:style-name="P2"/>
              <text:p text:style-name="P2"/>
              <text:p text:style-name="P2"/>
              <text:p text:style-name="P2">2</text:p>
              <text:p text:style-name="P2"/>
              <text:p text:style-name="P2"/>
              <text:p text:style-name="P2"/>
              <text:p text:style-name="P2"/>
              <text:p text:style-name="P2">1</text:p>
            </draw:text-box>
          </draw:frame>
          <draw:frame draw:style-name="gr9" draw:text-style-name="P2" draw:layer="layout" svg:width="1.143cm" svg:height="12.442cm" svg:x="13.319cm" svg:y="2.909cm">
            <draw:text-box>
              <text:p text:style-name="P2"/>
              <text:p text:style-name="P2"/>
              <text:p text:style-name="P2"/>
              <text:p text:style-name="P2"/>
              <text:p text:style-name="P2">10</text:p>
              <text:p text:style-name="P2"/>
              <text:p text:style-name="P2"/>
              <text:p text:style-name="P2"/>
              <text:p text:style-name="P2"/>
              <text:p text:style-name="P2">9</text:p>
              <text:p text:style-name="P2"/>
              <text:p text:style-name="P2"/>
              <text:p text:style-name="P2"/>
              <text:p text:style-name="P2"/>
              <text:p text:style-name="P2">8</text:p>
              <text:p text:style-name="P2"/>
              <text:p text:style-name="P2"/>
              <text:p text:style-name="P2"/>
              <text:p text:style-name="P2"/>
              <text:p text:style-name="P2">7</text:p>
              <text:p text:style-name="P2"/>
              <text:p text:style-name="P2"/>
              <text:p text:style-name="P2"/>
              <text:p text:style-name="P2"/>
              <text:p text:style-name="P2">6</text:p>
              <text:p text:style-name="P2"/>
              <text:p text:style-name="P2"/>
              <text:p text:style-name="P2"/>
              <text:p text:style-name="P2"/>
              <text:p text:style-name="P2">5</text:p>
              <text:p text:style-name="P2"/>
              <text:p text:style-name="P2"/>
              <text:p text:style-name="P2"/>
              <text:p text:style-name="P2"/>
              <text:p text:style-name="P2">4</text:p>
              <text:p text:style-name="P2"/>
              <text:p text:style-name="P2"/>
              <text:p text:style-name="P2"/>
              <text:p text:style-name="P2"/>
              <text:p text:style-name="P2">3</text:p>
              <text:p text:style-name="P2"/>
              <text:p text:style-name="P2"/>
              <text:p text:style-name="P2"/>
              <text:p text:style-name="P2"/>
              <text:p text:style-name="P2">2</text:p>
              <text:p text:style-name="P2"/>
              <text:p text:style-name="P2"/>
              <text:p text:style-name="P2"/>
              <text:p text:style-name="P2"/>
              <text:p text:style-name="P2">1</text:p>
            </draw:text-box>
          </draw:frame>
          <draw:frame draw:style-name="gr10" draw:layer="layout" svg:width="12.446cm" svg:height="0.508cm" svg:x="1.381cm" svg:y="2.524cm">
            <draw:text-box>
              <text:p><text:s text:c="8"/>1 <text:s text:c="6"/>2 <text:s text:c="7"/>3 <text:s text:c="6"/>4 <text:s text:c="7"/>5 <text:s text:c="7"/>6 <text:s text:c="6"/>7 <text:s text:c="7"/>8 <text:s text:c="7"/>9 <text:s text:c="6"/>10</text:p>
            </draw:text-box>
          </draw:frame>
          <draw:frame draw:style-name="gr10" draw:layer="layout" svg:width="12.446cm" svg:height="0.508cm" svg:x="1.381cm" svg:y="14.97cm">
            <draw:text-box>
              <text:p><text:s text:c="8"/>1 <text:s text:c="6"/>2 <text:s text:c="7"/>3 <text:s text:c="6"/>4 <text:s text:c="7"/>5 <text:s text:c="7"/>6 <text:s text:c="6"/>7 <text:s text:c="7"/>8 <text:s text:c="7"/>9 <text:s text:c="6"/>10</text:p>
            </draw:text-box>
          </draw:frame>
        </draw:g>
        <draw:g>
          <draw:custom-shape draw:style-name="gr11" draw:text-style-name="P2" draw:layer="layout" svg:width="0.381cm" svg:height="0.381cm" svg:x="5.318cm" svg:y="15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" draw:layer="layout" svg:width="0.381cm" svg:height="0.381cm" svg:x="7.35cm" svg:y="15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127cm" svg:height="0.127cm" svg:x="7.35cm" svg:y="15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126cm" svg:height="0.127cm" svg:x="7.605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layout" svg:width="0.381cm" svg:height="0.381cm" svg:x="9.687cm" svg:y="15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127cm" svg:height="0.127cm" svg:x="9.636cm" svg:y="15.5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127cm" svg:height="0.127cm" svg:x="9.992cm" svg:y="15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127cm" svg:height="0.127cm" svg:x="9.814cm" svg:y="1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5" draw:layer="layout" svg:width="1.778cm" svg:height="0.885cm" svg:x="3.413cm" svg:y="15.478cm">
            <draw:text-box>
              <text:p><text:span text:style-name="T7">Legend:</text:span></text:p>
            </draw:text-box>
          </draw:frame>
          <draw:frame draw:style-name="gr15" draw:text-style-name="P5" draw:layer="layout" svg:width="1.905cm" svg:height="0.631cm" svg:x="5.572cm" svg:y="15.478cm">
            <draw:text-box>
              <text:p><text:span text:style-name="T7">Single</text:span></text:p>
            </draw:text-box>
          </draw:frame>
          <draw:frame draw:style-name="gr14" draw:text-style-name="P5" draw:layer="layout" svg:width="1.778cm" svg:height="0.885cm" svg:x="7.604cm" svg:y="15.482cm">
            <draw:text-box>
              <text:p><text:span text:style-name="T7">Binary</text:span></text:p>
            </draw:text-box>
          </draw:frame>
          <draw:frame draw:style-name="gr16" draw:text-style-name="P5" draw:layer="layout" svg:width="2.032cm" svg:height="0.758cm" svg:x="10.017cm" svg:y="15.478cm">
            <draw:text-box>
              <text:p><text:span text:style-name="T7">Trinary</text:span></text:p>
            </draw:text-box>
          </draw:frame>
        </draw:g>
        <draw:custom-shape draw:style-name="gr5" draw:text-style-name="P2" draw:layer="layout" svg:width="11.938cm" svg:height="4.826cm" svg:x="1.635cm" svg:y="16.367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.635cm" svg:y1="17.129cm" svg:x2="13.573cm" svg:y2="17.129cm">
          <text:p/>
        </draw:line>
        <draw:frame draw:style-name="gr18" draw:layer="layout" svg:width="4.318cm" svg:height="0.935cm" svg:x="1.508cm" svg:y="16.321cm">
          <draw:text-box>
            <text:p>1. Sector Name</text:p>
          </draw:text-box>
        </draw:frame>
        <draw:line draw:style-name="gr17" draw:text-style-name="P2" draw:layer="layout" svg:x1="7.35cm" svg:y1="16.367cm" svg:x2="7.35cm" svg:y2="17.129cm">
          <text:p/>
        </draw:line>
        <draw:frame draw:style-name="gr18" draw:layer="layout" svg:width="4.318cm" svg:height="0.935cm" svg:x="7.223cm" svg:y="16.321cm">
          <draw:text-box>
            <text:p>2. Guild Designation Number</text:p>
          </draw:text-box>
        </draw:frame>
        <draw:frame draw:style-name="gr19" draw:text-style-name="P6" draw:layer="layout" svg:width="4.572cm" svg:height="1.189cm" svg:x="7.31cm" svg:y="16.547cm">
          <draw:text-box>
            <text:p><text:span text:style-name="T8">SGS - </text:span></text:p>
          </draw:text-box>
        </draw:frame>
        <draw:line draw:style-name="gr17" draw:text-style-name="P2" draw:layer="layout" svg:x1="1.635cm" svg:y1="17.891cm" svg:x2="13.573cm" svg:y2="17.891cm">
          <text:p/>
        </draw:line>
        <draw:frame draw:style-name="gr18" draw:layer="layout" svg:width="5.461cm" svg:height="0.935cm" svg:x="1.508cm" svg:y="17.083cm">
          <draw:text-box>
            <text:p>3. Origin System</text:p>
          </draw:text-box>
        </draw:frame>
        <draw:line draw:style-name="gr17" draw:text-style-name="P2" draw:layer="layout" svg:x1="6.207cm" svg:y1="17.129cm" svg:x2="6.207cm" svg:y2="17.891cm">
          <text:p/>
        </draw:line>
        <draw:frame draw:style-name="gr20" draw:layer="layout" svg:width="3.302cm" svg:height="0.521cm" svg:x="6.08cm" svg:y="17.083cm">
          <draw:text-box>
            <text:p>4. Travel Code</text:p>
          </draw:text-box>
        </draw:frame>
        <draw:line draw:style-name="gr17" draw:text-style-name="P2" draw:layer="layout" svg:x1="9.128cm" svg:y1="17.129cm" svg:x2="9.128cm" svg:y2="17.891cm">
          <text:p/>
        </draw:line>
        <draw:frame draw:style-name="gr18" draw:text-style-name="P5" draw:layer="layout" svg:width="3.175cm" svg:height="0.935cm" svg:x="6.08cm" svg:y="17.383cm">
          <draw:text-box>
            <text:p><text:span text:style-name="T7"><text:s text:c="4"/></text:span><text:span text:style-name="T7">- <text:s text:c="4"/>-</text:span></text:p>
          </draw:text-box>
        </draw:frame>
        <draw:frame draw:style-name="gr18" draw:layer="layout" svg:width="2.667cm" svg:height="0.935cm" svg:x="9.001cm" svg:y="17.083cm">
          <draw:text-box>
            <text:p>5. Value Rating</text:p>
          </draw:text-box>
        </draw:frame>
        <draw:line draw:style-name="gr17" draw:text-style-name="P2" draw:layer="layout" svg:x1="11.414cm" svg:y1="17.129cm" svg:x2="11.414cm" svg:y2="17.891cm">
          <text:p/>
        </draw:line>
        <draw:frame draw:style-name="gr6" draw:layer="layout" svg:width="2.54cm" svg:height="0.808cm" svg:x="11.287cm" svg:y="17.083cm">
          <draw:text-box>
            <text:p>6. # of Systems</text:p>
          </draw:text-box>
        </draw:frame>
        <draw:line draw:style-name="gr17" draw:text-style-name="P2" draw:layer="layout" svg:x1="1.635cm" svg:y1="18.678cm" svg:x2="13.573cm" svg:y2="18.678cm">
          <text:p/>
        </draw:line>
        <draw:frame draw:style-name="gr18" draw:layer="layout" svg:width="3.937cm" svg:height="0.935cm" svg:x="1.508cm" svg:y="17.845cm">
          <draw:text-box>
            <text:p>7. Claim Holder</text:p>
          </draw:text-box>
        </draw:frame>
        <draw:line draw:style-name="gr17" draw:text-style-name="P2" draw:layer="layout" svg:x1="6.207cm" svg:y1="17.891cm" svg:x2="6.207cm" svg:y2="18.653cm">
          <text:p/>
        </draw:line>
        <draw:frame draw:style-name="gr18" draw:layer="layout" svg:width="3.556cm" svg:height="0.935cm" svg:x="6.08cm" svg:y="17.845cm">
          <draw:text-box>
            <text:p>8. Claimant ID #</text:p>
          </draw:text-box>
        </draw:frame>
        <draw:frame draw:style-name="gr18" draw:text-style-name="P5" draw:layer="layout" svg:width="3.683cm" svg:height="0.935cm" svg:x="6.207cm" svg:y="18.145cm">
          <draw:text-box>
            <text:p><text:span text:style-name="T7"><text:s text:c="4"/></text:span><text:span text:style-name="T7">- <text:s text:c="5"/>- RS</text:span></text:p>
          </draw:text-box>
        </draw:frame>
        <draw:line draw:style-name="gr17" draw:text-style-name="P2" draw:layer="layout" svg:x1="9.509cm" svg:y1="17.891cm" svg:x2="9.509cm" svg:y2="18.653cm">
          <text:p/>
        </draw:line>
        <draw:frame draw:style-name="gr6" draw:layer="layout" svg:width="3.048cm" svg:height="0.808cm" svg:x="9.382cm" svg:y="17.845cm">
          <draw:text-box>
            <text:p>9. Claimant Vessel</text:p>
          </draw:text-box>
        </draw:frame>
        <draw:frame draw:style-name="gr19" draw:layer="layout" svg:width="2.667cm" svg:height="1.189cm" svg:x="1.508cm" svg:y="18.607cm">
          <draw:text-box>
            <text:p>10. Notes</text:p>
          </draw:text-box>
        </draw:frame>
        <draw:frame draw:style-name="gr18" draw:text-style-name="P7" draw:layer="layout" svg:width="0.635cm" svg:height="0.935cm" svg:x="1.001cm" svg:y="1.128cm">
          <draw:text-box>
            <text:p><text:span text:style-name="T9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2-26T01:44:34.89</dc:date>
    <meta:editing-duration>PT6H24M34S</meta:editing-duration>
    <meta:editing-cycles>14</meta:editing-cycles>
    <meta:generator>LibreOffice/4.0.0.3$Windows_x86 LibreOffice_project/7545bee9c2a0782548772a21bc84a9dcc583b89</meta:generator>
    <meta:document-statistic meta:object-count="72"/>
  </office:meta>
</office:document-meta>
</file>